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65000">
            <text:p>650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6900">
            <text:p>369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3150">
            <text:p>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/>
          <table:table-cell table:style-name="ce2" table:formula="of:=SUM([.B31:.F31])" office:value-type="float" office:value="28800">
            <text:p>28800</text:p>
          </table:table-cell>
          <table:table-cell table:formula="of:=SUM([.B56:.F56])" office:value-type="float" office:value="1482.15121136174">
            <text:p>1482.15121136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1482.15121136174">
            <text:p>1482.15121136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table:number-columns-repeated="2"/>
          <table:table-cell table:formula="of:=SUM([.C56:.F56])" office:value-type="float" office:value="1071.04010025063">
            <text:p>1071.04010025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1482.15121136174">
            <text:p>1482.15121136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1482.15121136174">
            <text:p>1482.15121136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 table:number-columns-repeated="4"/>
          <table:table-cell table:formula="of:=SUM([.B56:.E56])" office:value-type="float" office:value="1482.15121136174">
            <text:p>1482.151211361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1482.15121136174">
            <text:p>1482.15121136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071.04010025063">
            <text:p>1071.040100250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716.040100250627">
            <text:p>716.040100250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716.040100250627">
            <text:p>716.04010025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766.111111111111">
            <text:p>766.11111111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82.15121136174">
            <text:p>1482.15121136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20" office:value-type="float" office:value="355">
            <text:p>355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28465.8020050125">
            <text:p>28465.802005012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0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4T10:56:26</dc:date>
    <meta:editing-duration>P6DT5H50M41S</meta:editing-duration>
    <meta:editing-cycles>2236</meta:editing-cycles>
    <meta:generator>OpenOffice/4.1.1$Unix OpenOffice.org_project/411m6$Build-9775</meta:generator>
    <dc:creator>Hasmik Dabaghyan</dc:creator>
    <meta:document-statistic meta:table-count="13" meta:cell-count="5461" meta:object-count="0"/>
  </office:meta>
</office:document-meta>
</file>